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C0000010516ED1F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99.94pt" svg:height="238.31pt" draw:z-index="0"><draw:image xlink:href="Pictures/100002010000036C0000010516ED1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841.89pt" fo:page-height="595.3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3-28T11:33:25.170096345</meta:creation-date>
    <dc:date>2017-03-28T11:35:26.459196921</dc:date>
    <dc:creator>Wyatt Reeves</dc:creator>
    <meta:editing-duration>PT2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